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0pt" style:font-size-asian="20pt" style:font-size-complex="20pt"/>
    </style:style>
    <style:style style:name="T4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778cm" svg:y="0.762cm">
          <draw:text-box>
            <text:p text:style-name="P1"><text:span text:style-name="T1">HYMN #469</text:span></text:p>
            <text:p text:style-name="P1"><text:span text:style-name="T2">“</text:span><text:span text:style-name="T2">Christ the Lord Is Risen Today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384cm" svg:height="7.011cm" svg:x="1.778cm" svg:y="1.016cm">
          <draw:text-box>
            <text:p text:style-name="P1"><text:span text:style-name="T4">1.</text:span><text:span text:style-name="T5"> “Christ the Lord is ris’n today!”</text:span></text:p>
            <text:p text:style-name="P1"><text:span text:style-name="T5">Saints on earth and angels say;</text:span></text:p>
            <text:p text:style-name="P1"><text:span text:style-name="T5">Raise your joys and triumphs high;</text:span></text:p>
            <text:p text:style-name="P1"><text:span text:style-name="T5">Sing, ye heav’ns, and earth, rep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384cm" svg:height="7.011cm" svg:x="1.778cm" svg:y="1.016cm">
          <draw:text-box>
            <text:p text:style-name="P1"><text:span text:style-name="T4">2.</text:span><text:span text:style-name="T5"><text:tab/></text:span><text:span text:style-name="T5">Love’s redeeming work is done,</text:span></text:p>
            <text:p text:style-name="P1"><text:span text:style-name="T5">Fought the fight, the battle won;</text:span></text:p>
            <text:p text:style-name="P1"><text:span text:style-name="T5">Lo! Our Sun’s eclipse is o’er;</text:span></text:p>
            <text:p text:style-name="P1"><text:span text:style-name="T5">Lo! He sets in blood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384cm" svg:height="7.011cm" svg:x="1.8cm" svg:y="1.117cm">
          <draw:text-box>
            <text:p text:style-name="P1"><text:span text:style-name="T4">3.</text:span><text:span text:style-name="T5"> Vain the stone, the watch, the seal;</text:span></text:p>
            <text:p text:style-name="P1"><text:span text:style-name="T5">Christ hath burst the gates of hell.</text:span></text:p>
            <text:p text:style-name="P1"><text:span text:style-name="T5">Death in vain forbids His rise;</text:span></text:p>
            <text:p text:style-name="P1"><text:span text:style-name="T5">Christ has opened paradi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13cm" svg:height="7.011cm" svg:x="1.756cm" svg:y="0.914cm">
          <draw:text-box>
            <text:p text:style-name="P1"><text:span text:style-name="T4">4. </text:span><text:span text:style-name="T5">Lives again our glorious King!</text:span></text:p>
            <text:p text:style-name="P1"><text:span text:style-name="T5">Where, O death, is now thy sting?</text:span></text:p>
            <text:p text:style-name="P1"><text:span text:style-name="T5">Once He died our souls to save;</text:span></text:p>
            <text:p text:style-name="P1"><text:span text:style-name="T5">Where thy victory, O grav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892cm" svg:height="7.011cm" svg:x="1.734cm" svg:y="1.109cm">
          <draw:text-box>
            <text:p text:style-name="P1"><text:span text:style-name="T4">5.</text:span><text:span text:style-name="T5"> Soar we now where Christ has led;</text:span></text:p>
            <text:p text:style-name="P1"><text:span text:style-name="T5">Foll’wing our exalted Head.</text:span></text:p>
            <text:p text:style-name="P1"><text:span text:style-name="T5">Made like Him, like Him we rise;</text:span></text:p>
            <text:p text:style-name="P1"><text:span text:style-name="T5">Ours the cross, the grave, the sk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2" draw:layer="layout" svg:width="24.13cm" svg:height="12.651cm" svg:x="1.778cm" svg:y="1.016cm">
          <draw:text-box>
            <text:p text:style-name="P1"><text:span text:style-name="T4">6.</text:span><text:span text:style-name="T5"> Hail the Lord of earth and heav’n!</text:span></text:p>
            <text:p text:style-name="P1"><text:span text:style-name="T5">Praise to Thee by both be giv’n!</text:span></text:p>
            <text:p text:style-name="P1"><text:span text:style-name="T5">Thee we greet triumphant now:</text:span></text:p>
            <text:p text:style-name="P1"><text:span text:style-name="T5">Hail, the resurrection, Thou!</text:span></text:p>
            <text:p><text:span text:style-name="T3"/></text:p>
            <text:p><text:span text:style-name="T3"/></text:p>
            <text:p><text:span text:style-name="T3"/></text:p>
            <text:p><text:span text:style-name="T3"><text:s text:c="12"/></text:span><text:span text:style-name="T3">Public domain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22:46:16.648000000</meta:creation-date>
    <dc:date>2019-01-17T20:14:46.717000000</dc:date>
    <meta:editing-duration>PT12M59S</meta:editing-duration>
    <meta:editing-cycles>7</meta:editing-cycles>
    <meta:generator>LibreOffice/6.1.3.2$Windows_X86_64 LibreOffice_project/86daf60bf00efa86ad547e59e09d6bb77c699acb</meta:generator>
    <meta:document-statistic meta:object-count="126"/>
  </office:meta>
</office:document-meta>
</file>